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c031" officeooo:paragraph-rsid="0002c031"/>
    </style:style>
    <style:style style:name="T1" style:family="text">
      <style:text-properties officeooo:rsid="000402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latinum - </text:span>Rs. 75000:</text:p>
      <text:p text:style-name="P1"/>
      <text:p text:style-name="P1">1. Publicity on the Website.</text:p>
      <text:p text:style-name="P1">2. Visibility in all the Mini-DebConf posters in a prominent position.</text:p>
      <text:p text:style-name="P1">3. Visibility on the mementos provided to speakers.</text:p>
      <text:p text:style-name="P1">4. Visibility on social media.</text:p>
      <text:p text:style-name="P1">5. Visibility on Flex which we put at main entrance.</text:p>
      <text:p text:style-name="P1">6. Videos which we record of the event and then upload (logo will be featured in a prominent position).</text:p>
      <text:p text:style-name="P1">7. Event schedule poster / brochure.</text:p>
      <text:p text:style-name="P1"/>
      <text:p text:style-name="P1"/>
      <text:p text:style-name="P1"><text:span text:style-name="T1">Gold - </text:span>Rs. 50000:</text:p>
      <text:p text:style-name="P1"/>
      <text:p text:style-name="P1">1. Publicity on the Website.</text:p>
      <text:p text:style-name="P1">2. Visibility in some posters in a less prominent position.</text:p>
      <text:p text:style-name="P1">3. Visibility in some banners in a less prominent position.</text:p>
      <text:p text:style-name="P1">4. Visibility on social media.</text:p>
      <text:p text:style-name="P1"/>
      <text:p text:style-name="P1"/>
      <text:p text:style-name="P1"><text:span text:style-name="T1">Silver - </text:span>Rs. 25000:</text:p>
      <text:p text:style-name="P1"/>
      <text:p text:style-name="P1">1. Publicity on the Website.</text:p>
      <text:p text:style-name="P1">2. Visibility in some posters in a less prominent position.</text:p>
      <text:p text:style-name="P1">2. Visibility on social med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1:40:14.062780206</meta:creation-date>
    <dc:date>2015-01-16T13:29:16.934018637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7" meta:word-count="126" meta:character-count="720" meta:non-whitespace-character-count="611"/>
  </office:meta>
</office:document-meta>
</file>